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b9427" officeooo:paragraph-rsid="001b9427"/>
    </style:style>
    <style:style style:name="P2" style:family="paragraph" style:parent-style-name="Text_20_body">
      <style:paragraph-properties fo:text-align="start" style:justify-single-word="false"/>
      <style:text-properties fo:font-weight="normal" officeooo:rsid="001b9427" officeooo:paragraph-rsid="001b9427" style:font-weight-asian="normal" style:font-weight-complex="normal"/>
    </style:style>
    <style:style style:name="P3" style:family="paragraph" style:parent-style-name="Text_20_body">
      <style:paragraph-properties fo:text-align="start" style:justify-single-word="false" fo:break-before="page"/>
      <style:text-properties fo:font-weight="bold" officeooo:rsid="001b9427" officeooo:paragraph-rsid="001b9427" style:font-weight-asian="bold" style:font-weight-complex="bold"/>
    </style:style>
    <style:style style:name="T1" style:family="text">
      <style:text-properties officeooo:rsid="001b94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u.ai_motor_controller_firmware <text:span text:style-name="T1">D</text:span>esign <text:span text:style-name="T1">D</text:span>ocumentation</text:p>
      <text:p text:style-name="Text_20_body"/>
      <text:p text:style-name="P1">Author: Dylan Dailey (<text:a xlink:type="simple" xlink:href="mailto:djd9617@rit.edu" text:style-name="Internet_20_link" text:visited-style-name="Visited_20_Internet_20_Link">djd9617@rit.edu</text:a>)</text:p>
      <text:p text:style-name="P1">Date: April 5 2019</text:p>
      <text:p text:style-name="P1">Firmware Version: 1.0</text:p>
      <text:p text:style-name="P1">Document Version 1.0</text:p>
      <text:p text:style-name="P3">1.0 Overview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1:38:00.190880460</meta:creation-date>
    <dc:date>2019-04-05T01:43:01.578195701</dc:date>
    <meta:editing-duration>PT5M2S</meta:editing-duration>
    <meta:editing-cycles>1</meta:editing-cycles>
    <meta:document-statistic meta:table-count="0" meta:image-count="0" meta:object-count="0" meta:page-count="2" meta:paragraph-count="6" meta:word-count="19" meta:character-count="161" meta:non-whitespace-character-count="148"/>
    <meta:generator>LibreOffice/6.2.2.2$Linux_X86_64 LibreOffice_project/20$Build-2</meta:generator>
  </office:meta>
</office:document-meta>
</file>